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38cm"/>
    </style:style>
    <style:style style:name="co2" style:family="table-column">
      <style:table-column-properties fo:break-before="auto" style:column-width="5.687cm"/>
    </style:style>
    <style:style style:name="co3" style:family="table-column">
      <style:table-column-properties fo:break-before="auto" style:column-width="8.17cm"/>
    </style:style>
    <style:style style:name="co4" style:family="table-column">
      <style:table-column-properties fo:break-before="auto" style:column-width="57.9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ry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fixRegex</text:p>
          </table:table-cell>
          <table:table-cell office:value-type="string" calcext:value-type="string">
            <text:p>prefix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^C3[A-Z0-9/]*$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^A6[A-Z0-9/]*$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^(YA|T6)[A-Z0-9/]*$</text:p>
          </table:table-cell>
          <table:table-cell office:value-type="string" calcext:value-type="string">
            <text:p>YA,T6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^V2[A-Z0-9/]*$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^VP2E[A-Z0-9/]*$</text:p>
          </table:table-cell>
          <table:table-cell office:value-type="string" calcext:value-type="string">
            <text:p>VP2E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^ZA[A-Z0-9/]*$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^EK[A-Z0-9/]*$</text:p>
          </table:table-cell>
          <table:table-cell office:value-type="string" calcext:value-type="string">
            <text:p>EK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^D[23][A-Z0-9/]*$</text:p>
          </table:table-cell>
          <table:table-cell office:value-type="string" calcext:value-type="string">
            <text:p>D2,D3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^(CE9|KC4)[A-Z0-9/]*$</text:p>
          </table:table-cell>
          <table:table-cell office:value-type="string" calcext:value-type="string">
            <text:p>CE9,KC4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South Orkney Islands</text:p>
          </table:table-cell>
          <table:table-cell office:value-type="string" calcext:value-type="string">
            <text:p>^(VP8|LU)[A-Z0-9/]*$</text:p>
          </table:table-cell>
          <table:table-cell office:value-type="string" calcext:value-type="string">
            <text:p>VP8,LU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South Shetland Islands</text:p>
          </table:table-cell>
          <table:table-cell office:value-type="string" calcext:value-type="string">
            <text:p>^(VP8|LU|CE9|HF0|4K1)[A-Z0-9/]*$</text:p>
          </table:table-cell>
          <table:table-cell office:value-type="string" calcext:value-type="string">
            <text:p>VP8,LU,CE9,HF0,4K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^L[O-W][A-Z0-9/]*$</text:p>
          </table:table-cell>
          <table:table-cell office:value-type="string" calcext:value-type="string">
            <text:p>LO,LP,LQ,LR,LS,LT,LU,LV,LW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^KH8[A-Z0-9/]*$</text:p>
          </table:table-cell>
          <table:table-cell office:value-type="string" calcext:value-type="string">
            <text:p>KH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Swains Island</text:p>
          </table:table-cell>
          <table:table-cell office:value-type="string" calcext:value-type="string">
            <text:p>^KH8[A-Z0-9/]*$</text:p>
          </table:table-cell>
          <table:table-cell office:value-type="string" calcext:value-type="string">
            <text:p>KH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^OE[A-Z0-9/]*$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^(VK|AX)[A-Z0-9/]*$</text:p>
          </table:table-cell>
          <table:table-cell office:value-type="string" calcext:value-type="string">
            <text:p>VK,AX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acquarie Island</text:p>
          </table:table-cell>
          <table:table-cell office:value-type="string" calcext:value-type="string">
            <text:p>^VK0[A-Z0-9/]*$</text:p>
          </table:table-cell>
          <table:table-cell office:value-type="string" calcext:value-type="string">
            <text:p>VK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ord Howe Island</text:p>
          </table:table-cell>
          <table:table-cell office:value-type="string" calcext:value-type="string">
            <text:p>^VK9L[A-Z0-9/]*$</text:p>
          </table:table-cell>
          <table:table-cell office:value-type="string" calcext:value-type="string">
            <text:p>VK9L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ellish Reef</text:p>
          </table:table-cell>
          <table:table-cell office:value-type="string" calcext:value-type="string">
            <text:p>^VK9M[A-Z0-9/]*$</text:p>
          </table:table-cell>
          <table:table-cell office:value-type="string" calcext:value-type="string">
            <text:p>VK9M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^VK9N[A-Z0-9/]*$</text:p>
          </table:table-cell>
          <table:table-cell office:value-type="string" calcext:value-type="string">
            <text:p>VK9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Willis Island</text:p>
          </table:table-cell>
          <table:table-cell office:value-type="string" calcext:value-type="string">
            <text:p>^VK9W[A-Z0-9/]*$</text:p>
          </table:table-cell>
          <table:table-cell office:value-type="string" calcext:value-type="string">
            <text:p>VK9W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^P4[A-Z0-9/]*$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^OH0[A-Z0-9/]*$</text:p>
          </table:table-cell>
          <table:table-cell office:value-type="string" calcext:value-type="string">
            <text:p>OH0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^4[JK][A-Z0-9/]*$</text:p>
          </table:table-cell>
          <table:table-cell office:value-type="string" calcext:value-type="string">
            <text:p>4J,4K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snia-Herzegovina</text:p>
          </table:table-cell>
          <table:table-cell office:value-type="string" calcext:value-type="string">
            <text:p>^E7[A-Z0-9/]*$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^8P[A-Z0-9/]*$</text:p>
          </table:table-cell>
          <table:table-cell office:value-type="string" calcext:value-type="string">
            <text:p>8P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^S2[A-Z0-9/]*$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^O[N-T][A-Z0-9/]*$</text:p>
          </table:table-cell>
          <table:table-cell office:value-type="string" calcext:value-type="string">
            <text:p>ON,OO,OP,OQ,OR,OS,OT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^XT[A-Z0-9/]*$</text:p>
          </table:table-cell>
          <table:table-cell office:value-type="string" calcext:value-type="string">
            <text:p>XT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^LZ[A-Z0-9/]*$</text:p>
          </table:table-cell>
          <table:table-cell office:value-type="string" calcext:value-type="string">
            <text:p>LZ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^A9[A-Z0-9/]*$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^9U[A-Z0-9/]*$</text:p>
          </table:table-cell>
          <table:table-cell office:value-type="string" calcext:value-type="string">
            <text:p>9U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^TY[A-Z0-9/]*$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^VP9[A-Z0-9/]*$</text:p>
          </table:table-cell>
          <table:table-cell office:value-type="string" calcext:value-type="string">
            <text:p>VP9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^V8[A-Z0-9/]*$</text:p>
          </table:table-cell>
          <table:table-cell office:value-type="string" calcext:value-type="string">
            <text:p>V8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^CP[A-Z0-9/]*$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^PJ4[A-Z0-9/]*$</text:p>
          </table:table-cell>
          <table:table-cell office:value-type="string" calcext:value-type="string">
            <text:p>PJ4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Saba and Sint Eustatius</text:p>
          </table:table-cell>
          <table:table-cell office:value-type="string" calcext:value-type="string">
            <text:p>^PJ[56][A-Z0-9/]*$</text:p>
          </table:table-cell>
          <table:table-cell office:value-type="string" calcext:value-type="string">
            <text:p>PJ5,PJ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^(P[P-Y]|Z[V-Z])[A-Z0-9/]*$</text:p>
          </table:table-cell>
          <table:table-cell office:value-type="string" calcext:value-type="string">
            <text:p>PP,PQ,PR,PS,PT,PU,PV,PW,PX,PY,ZV,ZW,ZX,ZY,ZZ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^P[P-Y]0F[A-Z0-9/]*$</text:p>
          </table:table-cell>
          <table:table-cell office:value-type="string" calcext:value-type="string">
            <text:p>PP0F,PQ0F,PR0F,PS0F,PT0F,PU0F,PV0F,PW0F,PX0F,PY0F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Saint Peter and Saint Paul Archipelago</text:p>
          </table:table-cell>
          <table:table-cell office:value-type="string" calcext:value-type="string">
            <text:p>^P[P-Y]0S[A-Z0-9/]*$</text:p>
          </table:table-cell>
          <table:table-cell office:value-type="string" calcext:value-type="string">
            <text:p>PP0S,PQ0S,PR0S,PS0S,PT0S,PU0S,PV0S,PW0S,PX0S,PY0S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Trindade and Martin Vaz</text:p>
          </table:table-cell>
          <table:table-cell office:value-type="string" calcext:value-type="string">
            <text:p>^P[P-Y]0T[A-Z0-9/]*$</text:p>
          </table:table-cell>
          <table:table-cell office:value-type="string" calcext:value-type="string">
            <text:p>PP0T,PQ0T,PR0T,PS0T,PT0T,PU0T,PV0T,PW0T,PX0T,PY0T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^C6[A-Z0-9/]*$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^A5[A-Z0-9/]*$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^3Y[A-Z0-9/]*$</text:p>
          </table:table-cell>
          <table:table-cell office:value-type="string" calcext:value-type="string">
            <text:p>3Y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Peter I Island</text:p>
          </table:table-cell>
          <table:table-cell office:value-type="string" calcext:value-type="string">
            <text:p>^3Y[A-Z0-9/]*$</text:p>
          </table:table-cell>
          <table:table-cell office:value-type="string" calcext:value-type="string">
            <text:p>3Y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^A2[A-Z0-9/]*$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^E[U-W][A-Z0-9/]*$</text:p>
          </table:table-cell>
          <table:table-cell office:value-type="string" calcext:value-type="string">
            <text:p>EU,EV,EW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^V3[A-Z0-9/]*$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ble Island</text:p>
          </table:table-cell>
          <table:table-cell office:value-type="string" calcext:value-type="string">
            <text:p>^CY0[A-Z0-9/]*$</text:p>
          </table:table-cell>
          <table:table-cell office:value-type="string" calcext:value-type="string">
            <text:p>CY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t. Paul Island</text:p>
          </table:table-cell>
          <table:table-cell office:value-type="string" calcext:value-type="string">
            <text:p>^CY9[A-Z0-9/]*$</text:p>
          </table:table-cell>
          <table:table-cell office:value-type="string" calcext:value-type="string">
            <text:p>CY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^V[A-GOY][A-Z0-9/]*$</text:p>
          </table:table-cell>
          <table:table-cell office:value-type="string" calcext:value-type="string">
            <text:p>VA,VB,VC,VD,VE,VF,VG,VO,VY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^VK9C[A-Z0-9/]*$</text:p>
          </table:table-cell>
          <table:table-cell office:value-type="string" calcext:value-type="string">
            <text:p>VK9C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^9[Q-T][A-Z0-9/]*$</text:p>
          </table:table-cell>
          <table:table-cell office:value-type="string" calcext:value-type="string">
            <text:p>9Q,9R,9S,9T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^TL[A-Z0-9/]*$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^TN[A-Z0-9/]*$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^HB[A-Z0-9/]*$</text:p>
          </table:table-cell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^TU[A-Z0-9/]*$</text:p>
          </table:table-cell>
          <table:table-cell office:value-type="string" calcext:value-type="string">
            <text:p>TU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North Cook Islands</text:p>
          </table:table-cell>
          <table:table-cell office:value-type="string" calcext:value-type="string">
            <text:p>^E5[A-Z0-9/]*$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South Cook Islands</text:p>
          </table:table-cell>
          <table:table-cell office:value-type="string" calcext:value-type="string">
            <text:p>^E5[A-Z0-9/]*$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^C[A-E][A-Z0-9/]*$</text:p>
          </table:table-cell>
          <table:table-cell office:value-type="string" calcext:value-type="string">
            <text:p>CA,CB,CC,CD,C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Easter Island</text:p>
          </table:table-cell>
          <table:table-cell office:value-type="string" calcext:value-type="string">
            <text:p>^CE0[A-Z0-9/]*$</text:p>
          </table:table-cell>
          <table:table-cell office:value-type="string" calcext:value-type="string">
            <text:p>CE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Juan Fernández Islands</text:p>
          </table:table-cell>
          <table:table-cell office:value-type="string" calcext:value-type="string">
            <text:p>^CE0[A-Z0-9/]*$</text:p>
          </table:table-cell>
          <table:table-cell office:value-type="string" calcext:value-type="string">
            <text:p>CE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Desventuradas Islands</text:p>
          </table:table-cell>
          <table:table-cell office:value-type="string" calcext:value-type="string">
            <text:p>^CE0[A-Z0-9/]*$</text:p>
          </table:table-cell>
          <table:table-cell office:value-type="string" calcext:value-type="string">
            <text:p>CE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^TJ[A-Z0-9/]*$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^B[A-Z0-9/]*$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Scarborough Shoal</text:p>
          </table:table-cell>
          <table:table-cell office:value-type="string" calcext:value-type="string">
            <text:p>^BS7[A-Z0-9/]*$</text:p>
          </table:table-cell>
          <table:table-cell office:value-type="string" calcext:value-type="string">
            <text:p>BS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^(H[JK]|5[JK])[A-Z0-9/]*$</text:p>
          </table:table-cell>
          <table:table-cell office:value-type="string" calcext:value-type="string">
            <text:p>HJ,HK,5J,5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alpelo Island</text:p>
          </table:table-cell>
          <table:table-cell office:value-type="string" calcext:value-type="string">
            <text:p>^HK0[A-Z0-9/]*$</text:p>
          </table:table-cell>
          <table:table-cell office:value-type="string" calcext:value-type="string">
            <text:p>HK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an Andrés and Providencia</text:p>
          </table:table-cell>
          <table:table-cell office:value-type="string" calcext:value-type="string">
            <text:p>^HK0[A-Z0-9/]*$</text:p>
          </table:table-cell>
          <table:table-cell office:value-type="string" calcext:value-type="string">
            <text:p>HK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^T[IE][A-Z0-9/]*$</text:p>
          </table:table-cell>
          <table:table-cell office:value-type="string" calcext:value-type="string">
            <text:p>TI,T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cos Island</text:p>
          </table:table-cell>
          <table:table-cell office:value-type="string" calcext:value-type="string">
            <text:p>^TI9[A-Z0-9/]*$</text:p>
          </table:table-cell>
          <table:table-cell office:value-type="string" calcext:value-type="string">
            <text:p>TI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^C[MO][A-Z0-9/]*$</text:p>
          </table:table-cell>
          <table:table-cell office:value-type="string" calcext:value-type="string">
            <text:p>CM,CO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^D4[A-Z0-9/]*$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^PJ2[A-Z0-9/]*$</text:p>
          </table:table-cell>
          <table:table-cell office:value-type="string" calcext:value-type="string">
            <text:p>PJ2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^VK9X[A-Z0-9/]*$</text:p>
          </table:table-cell>
          <table:table-cell office:value-type="string" calcext:value-type="string">
            <text:p>VK9X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^(5B|C4|P3)[A-Z0-9/]*$</text:p>
          </table:table-cell>
          <table:table-cell office:value-type="string" calcext:value-type="string">
            <text:p>5B,C4,P3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^O[KL][A-Z0-9/]*$</text:p>
          </table:table-cell>
          <table:table-cell office:value-type="string" calcext:value-type="string">
            <text:p>OK,OL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^D[A-R][A-Z0-9/]*$</text:p>
          </table:table-cell>
          <table:table-cell office:value-type="string" calcext:value-type="string">
            <text:p>DA,DB,DC,DD,DE,DF,DG,DH,DI,DJ,DK,DL,DM,DN,DO,DP,DQ,DR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^J2[A-Z0-9/]*$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^O[U-WZ][A-Z0-9/]*$</text:p>
          </table:table-cell>
          <table:table-cell office:value-type="string" calcext:value-type="string">
            <text:p>OU,OV,OW,OZ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^J7[A-Z0-9/]*$</text:p>
          </table:table-cell>
          <table:table-cell office:value-type="string" calcext:value-type="string">
            <text:p>J7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^HI[A-Z0-9/]*$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^7[T-Y][A-Z0-9/]*$</text:p>
          </table:table-cell>
          <table:table-cell office:value-type="string" calcext:value-type="string">
            <text:p>7T,7U,7V,7W,7X,7Y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^H[CD][A-Z0-9/]*$</text:p>
          </table:table-cell>
          <table:table-cell office:value-type="string" calcext:value-type="string">
            <text:p>HC,HD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Galápagos Islands</text:p>
          </table:table-cell>
          <table:table-cell office:value-type="string" calcext:value-type="string">
            <text:p>^H[CD]8[A-Z0-9/]*$</text:p>
          </table:table-cell>
          <table:table-cell office:value-type="string" calcext:value-type="string">
            <text:p>HC8,HD8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^ES[A-Z0-9/]*$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^SU[A-Z0-9/]*$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^S0[A-Z0-9/]*$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^E3[A-Z0-9/]*$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^E[A-H][A-Z0-9/]*$</text:p>
          </table:table-cell>
          <table:table-cell office:value-type="string" calcext:value-type="string">
            <text:p>EA,EB,EC,ED,EE,EF,EG,EH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Balearic Islands</text:p>
          </table:table-cell>
          <table:table-cell office:value-type="string" calcext:value-type="string">
            <text:p>^E[A-H]6[A-Z0-9/]*$</text:p>
          </table:table-cell>
          <table:table-cell office:value-type="string" calcext:value-type="string">
            <text:p>EA6,EB6,EC6,ED6,EE6,EF6,EG6,EH6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Canary Islands</text:p>
          </table:table-cell>
          <table:table-cell office:value-type="string" calcext:value-type="string">
            <text:p>^E[A-H]8[A-Z0-9/]*$</text:p>
          </table:table-cell>
          <table:table-cell office:value-type="string" calcext:value-type="string">
            <text:p>EA8,EB8,EC8,ED8,EE8,EF8,EG8,EH8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Ceuta and Melilla</text:p>
          </table:table-cell>
          <table:table-cell office:value-type="string" calcext:value-type="string">
            <text:p>^E[A-H]9[A-Z0-9/]*$</text:p>
          </table:table-cell>
          <table:table-cell office:value-type="string" calcext:value-type="string">
            <text:p>EA9,EB9,EC9,ED9,EE9,EF9,EG9,EH9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^ET[A-Z0-9/]*$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^O[F-I][A-Z0-9/]*$</text:p>
          </table:table-cell>
          <table:table-cell office:value-type="string" calcext:value-type="string">
            <text:p>OF,OG,OH,OI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^3D2[A-Z0-9/]*$</text:p>
          </table:table-cell>
          <table:table-cell office:value-type="string" calcext:value-type="string">
            <text:p>3D2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Rotuma Island</text:p>
          </table:table-cell>
          <table:table-cell office:value-type="string" calcext:value-type="string">
            <text:p>^3D2[A-Z0-9/]*$</text:p>
          </table:table-cell>
          <table:table-cell office:value-type="string" calcext:value-type="string">
            <text:p>3D2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Conway Reef</text:p>
          </table:table-cell>
          <table:table-cell office:value-type="string" calcext:value-type="string">
            <text:p>^3D2[A-Z0-9/]*$</text:p>
          </table:table-cell>
          <table:table-cell office:value-type="string" calcext:value-type="string">
            <text:p>3D2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^VP8[A-Z0-9/]*$</text:p>
          </table:table-cell>
          <table:table-cell office:value-type="string" calcext:value-type="string">
            <text:p>VP8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^V6[A-Z0-9/]*$</text:p>
          </table:table-cell>
          <table:table-cell office:value-type="string" calcext:value-type="string">
            <text:p>V6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^OY[A-Z0-9/]*$</text:p>
          </table:table-cell>
          <table:table-cell office:value-type="string" calcext:value-type="string">
            <text:p>OY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^F[A-Z0-9/]*$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^(FJ|TO)[A-Z0-9/]*$</text:p>
          </table:table-cell>
          <table:table-cell office:value-type="string" calcext:value-type="string">
            <text:p>FJ,TO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^(FR|TO)[A-Z0-9/]*$</text:p>
          </table:table-cell>
          <table:table-cell office:value-type="string" calcext:value-type="string">
            <text:p>FR,TO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^(FS|TO)[A-Z0-9/]*$</text:p>
          </table:table-cell>
          <table:table-cell office:value-type="string" calcext:value-type="string">
            <text:p>FS,TO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^TK[A-Z0-9/]*$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^TR[A-Z0-9/]*$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^(G|GX|M)[A-Z0-9/]*$</text:p>
          </table:table-cell>
          <table:table-cell office:value-type="string" calcext:value-type="string">
            <text:p>G,GX,M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^G[MS][A-Z0-9/]*$</text:p>
          </table:table-cell>
          <table:table-cell office:value-type="string" calcext:value-type="string">
            <text:p>GM,GS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^G[WC][A-Z0-9/]*$</text:p>
          </table:table-cell>
          <table:table-cell office:value-type="string" calcext:value-type="string">
            <text:p>GW,GC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outh Georgia Island</text:p>
          </table:table-cell>
          <table:table-cell office:value-type="string" calcext:value-type="string">
            <text:p>^(VP8|LU)[A-Z0-9/]*$</text:p>
          </table:table-cell>
          <table:table-cell office:value-type="string" calcext:value-type="string">
            <text:p>VP8,LU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outh Sandwich Islands</text:p>
          </table:table-cell>
          <table:table-cell office:value-type="string" calcext:value-type="string">
            <text:p>^(VP8|LU)[A-Z0-9/]*$</text:p>
          </table:table-cell>
          <table:table-cell office:value-type="string" calcext:value-type="string">
            <text:p>VP8,LU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overeign Base Areas of Akrotiri and Dhekelia</text:p>
          </table:table-cell>
          <table:table-cell office:value-type="string" calcext:value-type="string">
            <text:p>^ZC4[A-Z0-9/]*$</text:p>
          </table:table-cell>
          <table:table-cell office:value-type="string" calcext:value-type="string">
            <text:p>ZC4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^J3[A-Z0-9/]*$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^4L[A-Z0-9/]*$</text:p>
          </table:table-cell>
          <table:table-cell office:value-type="string" calcext:value-type="string">
            <text:p>4L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^FY[A-Z0-9/]*$</text:p>
          </table:table-cell>
          <table:table-cell office:value-type="string" calcext:value-type="string">
            <text:p>FY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^G[UP][A-Z0-9/]*$</text:p>
          </table:table-cell>
          <table:table-cell office:value-type="string" calcext:value-type="string">
            <text:p>GU,GP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^9G[A-Z0-9/]*$</text:p>
          </table:table-cell>
          <table:table-cell office:value-type="string" calcext:value-type="string">
            <text:p>9G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^ZB2[A-Z0-9/]*$</text:p>
          </table:table-cell>
          <table:table-cell office:value-type="string" calcext:value-type="string">
            <text:p>ZB2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^OX[A-Z0-9/]*$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^C5[A-Z0-9/]*$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^3X[A-Z0-9/]*$</text:p>
          </table:table-cell>
          <table:table-cell office:value-type="string" calcext:value-type="string">
            <text:p>3X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^(FG|TO)[A-Z0-9/]*$</text:p>
          </table:table-cell>
          <table:table-cell office:value-type="string" calcext:value-type="string">
            <text:p>FG,TO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^3C[A-Z0-9/]*$</text:p>
          </table:table-cell>
          <table:table-cell office:value-type="string" calcext:value-type="string">
            <text:p>3C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Annobón</text:p>
          </table:table-cell>
          <table:table-cell office:value-type="string" calcext:value-type="string">
            <text:p>^3C0[A-Z0-9/]*$</text:p>
          </table:table-cell>
          <table:table-cell office:value-type="string" calcext:value-type="string">
            <text:p>3C0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^(S[V-Z]|J4)[A-Z0-9/]*$</text:p>
          </table:table-cell>
          <table:table-cell office:value-type="string" calcext:value-type="string">
            <text:p>SV,SW,SX,SY,SZ,J4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Mount Athos</text:p>
          </table:table-cell>
          <table:table-cell office:value-type="string" calcext:value-type="string">
            <text:p>^SV/A[A-Z0-9/]*$</text:p>
          </table:table-cell>
          <table:table-cell office:value-type="string" calcext:value-type="string">
            <text:p>SV/A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Dodecanese</text:p>
          </table:table-cell>
          <table:table-cell office:value-type="string" calcext:value-type="string">
            <text:p>^(SV|J4)5[A-Z0-9/]*$</text:p>
          </table:table-cell>
          <table:table-cell office:value-type="string" calcext:value-type="string">
            <text:p>SV5,J45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^(SV|J4)9[A-Z0-9/]*$</text:p>
          </table:table-cell>
          <table:table-cell office:value-type="string" calcext:value-type="string">
            <text:p>SV9,J49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^T[GD][A-Z0-9/]*$</text:p>
          </table:table-cell>
          <table:table-cell office:value-type="string" calcext:value-type="string">
            <text:p>TG,TD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^KH2[A-Z0-9/]*$</text:p>
          </table:table-cell>
          <table:table-cell office:value-type="string" calcext:value-type="string">
            <text:p>KH2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^J5[A-Z0-9/]*$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^8R[A-Z0-9/]*$</text:p>
          </table:table-cell>
          <table:table-cell office:value-type="string" calcext:value-type="string">
            <text:p>8R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^VR[A-Z0-9/]*$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^VK0[A-Z0-9/]*$</text:p>
          </table:table-cell>
          <table:table-cell office:value-type="string" calcext:value-type="string">
            <text:p>VK0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^H[QR][A-Z0-9/]*$</text:p>
          </table:table-cell>
          <table:table-cell office:value-type="string" calcext:value-type="string">
            <text:p>HQ,HR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^9A[A-Z0-9/]*$</text:p>
          </table:table-cell>
          <table:table-cell office:value-type="string" calcext:value-type="string">
            <text:p>9A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^HH[A-Z0-9/]*$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^H[AG][A-Z0-9/]*$</text:p>
          </table:table-cell>
          <table:table-cell office:value-type="string" calcext:value-type="string">
            <text:p>HA,HG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^Y[B-H][A-Z0-9/]*$</text:p>
          </table:table-cell>
          <table:table-cell office:value-type="string" calcext:value-type="string">
            <text:p>YB,YC,YD,YE,YF,YG,YH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^E[IJ][A-Z0-9/]*$</text:p>
          </table:table-cell>
          <table:table-cell office:value-type="string" calcext:value-type="string">
            <text:p>EI,EJ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^4[XZ][A-Z0-9/]*$</text:p>
          </table:table-cell>
          <table:table-cell office:value-type="string" calcext:value-type="string">
            <text:p>4X,4Z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^G[DT][A-Z0-9/]*$</text:p>
          </table:table-cell>
          <table:table-cell office:value-type="string" calcext:value-type="string">
            <text:p>GD,GT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^VU[A-Z0-9/]*$</text:p>
          </table:table-cell>
          <table:table-cell office:value-type="string" calcext:value-type="string">
            <text:p>VU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ndaman and Nicobar Islands</text:p>
          </table:table-cell>
          <table:table-cell office:value-type="string" calcext:value-type="string">
            <text:p>^VU4[A-Z0-9/]*$</text:p>
          </table:table-cell>
          <table:table-cell office:value-type="string" calcext:value-type="string">
            <text:p>VU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^VU7[A-Z0-9/]*$</text:p>
          </table:table-cell>
          <table:table-cell office:value-type="string" calcext:value-type="string">
            <text:p>VU7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Chagos Islands</text:p>
          </table:table-cell>
          <table:table-cell office:value-type="string" calcext:value-type="string">
            <text:p>^VQ9[A-Z0-9/]*$</text:p>
          </table:table-cell>
          <table:table-cell office:value-type="string" calcext:value-type="string">
            <text:p>VQ9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^YI[A-Z0-9/]*$</text:p>
          </table:table-cell>
          <table:table-cell office:value-type="string" calcext:value-type="string">
            <text:p>YI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^E[PQ][A-Z0-9/]*$</text:p>
          </table:table-cell>
          <table:table-cell office:value-type="string" calcext:value-type="string">
            <text:p>EP,EQ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^TF[A-Z0-9/]*$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^I[A-Z0-9/]*$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Sardinia</text:p>
          </table:table-cell>
          <table:table-cell office:value-type="string" calcext:value-type="string">
            <text:p>^I[SM]0[A-Z0-9/]*$</text:p>
          </table:table-cell>
          <table:table-cell office:value-type="string" calcext:value-type="string">
            <text:p>IS0,IM0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^G[JH][A-Z0-9/]*$</text:p>
          </table:table-cell>
          <table:table-cell office:value-type="string" calcext:value-type="string">
            <text:p>GJ,GH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^6Y[A-Z0-9/]*$</text:p>
          </table:table-cell>
          <table:table-cell office:value-type="string" calcext:value-type="string">
            <text:p>6Y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^JY[A-Z0-9/]*$</text:p>
          </table:table-cell>
          <table:table-cell office:value-type="string" calcext:value-type="string">
            <text:p>JY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^(J[A-S]|7[J-N])[A-Z0-9/]*$</text:p>
          </table:table-cell>
          <table:table-cell office:value-type="string" calcext:value-type="string">
            <text:p>JA,JB,JC,JD,JE,JF,JG,JH,JI,JJ,JK,JL,JM,JN,JO,JP,JQ,JR,JS,7J,7K,7L,7M,7N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Minami-Tori-shima</text:p>
          </table:table-cell>
          <table:table-cell office:value-type="string" calcext:value-type="string">
            <text:p>^JD1[A-Z0-9/]*$</text:p>
          </table:table-cell>
          <table:table-cell office:value-type="string" calcext:value-type="string">
            <text:p>JD1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Ogasawara Islands</text:p>
          </table:table-cell>
          <table:table-cell office:value-type="string" calcext:value-type="string">
            <text:p>^JD1[A-Z0-9/]*$</text:p>
          </table:table-cell>
          <table:table-cell office:value-type="string" calcext:value-type="string">
            <text:p>JD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^5[YZ][A-Z0-9/]*$</text:p>
          </table:table-cell>
          <table:table-cell office:value-type="string" calcext:value-type="string">
            <text:p>5Y,5Z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^EX[A-Z0-9/]*$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^XU[A-Z0-9/]*$</text:p>
          </table:table-cell>
          <table:table-cell office:value-type="string" calcext:value-type="string">
            <text:p>XU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Gilbert Islands</text:p>
          </table:table-cell>
          <table:table-cell office:value-type="string" calcext:value-type="string">
            <text:p>^T30[A-Z0-9/]*$</text:p>
          </table:table-cell>
          <table:table-cell office:value-type="string" calcext:value-type="string">
            <text:p>T30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hoenix Islands</text:p>
          </table:table-cell>
          <table:table-cell office:value-type="string" calcext:value-type="string">
            <text:p>^T31[A-Z0-9/]*$</text:p>
          </table:table-cell>
          <table:table-cell office:value-type="string" calcext:value-type="string">
            <text:p>T31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Line Islands</text:p>
          </table:table-cell>
          <table:table-cell office:value-type="string" calcext:value-type="string">
            <text:p>^T32[A-Z0-9/]*$</text:p>
          </table:table-cell>
          <table:table-cell office:value-type="string" calcext:value-type="string">
            <text:p>T32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Banaba</text:p>
          </table:table-cell>
          <table:table-cell office:value-type="string" calcext:value-type="string">
            <text:p>^T33[A-Z0-9/]*$</text:p>
          </table:table-cell>
          <table:table-cell office:value-type="string" calcext:value-type="string">
            <text:p>T33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^D6[A-Z0-9/]*$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^V4[A-Z0-9/]*$</text:p>
          </table:table-cell>
          <table:table-cell office:value-type="string" calcext:value-type="string">
            <text:p>V4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^P5[A-Z0-9/]*$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^(HL|6[K-N])[A-Z0-9/]*$</text:p>
          </table:table-cell>
          <table:table-cell office:value-type="string" calcext:value-type="string">
            <text:p>HL,6K,6L,6M,6N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^9K[A-Z0-9/]*$</text:p>
          </table:table-cell>
          <table:table-cell office:value-type="string" calcext:value-type="string">
            <text:p>9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^ZF[A-Z0-9/]*$</text:p>
          </table:table-cell>
          <table:table-cell office:value-type="string" calcext:value-type="string">
            <text:p>ZF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^U[N-Q][A-Z0-9/]*$</text:p>
          </table:table-cell>
          <table:table-cell office:value-type="string" calcext:value-type="string">
            <text:p>UN,UO,UP,UQ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^XW[A-Z0-9/]*$</text:p>
          </table:table-cell>
          <table:table-cell office:value-type="string" calcext:value-type="string">
            <text:p>XW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^OD[A-Z0-9/]*$</text:p>
          </table:table-cell>
          <table:table-cell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^J6[A-Z0-9/]*$</text:p>
          </table:table-cell>
          <table:table-cell office:value-type="string" calcext:value-type="string">
            <text:p>J6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^HB0[A-Z0-9/]*$</text:p>
          </table:table-cell>
          <table:table-cell office:value-type="string" calcext:value-type="string">
            <text:p>HB0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^4S[A-Z0-9/]*$</text:p>
          </table:table-cell>
          <table:table-cell office:value-type="string" calcext:value-type="string">
            <text:p>4S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^EL[A-Z0-9/]*$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^7P[A-Z0-9/]*$</text:p>
          </table:table-cell>
          <table:table-cell office:value-type="string" calcext:value-type="string">
            <text:p>7P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^LY[A-Z0-9/]*$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^LX[A-Z0-9/]*$</text:p>
          </table:table-cell>
          <table:table-cell office:value-type="string" calcext:value-type="string">
            <text:p>LX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^YL[A-Z0-9/]*$</text:p>
          </table:table-cell>
          <table:table-cell office:value-type="string" calcext:value-type="string">
            <text:p>YL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^5A[A-Z0-9/]*$</text:p>
          </table:table-cell>
          <table:table-cell office:value-type="string" calcext:value-type="string">
            <text:p>5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^CN[A-Z0-9/]*$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^3A[A-Z0-9/]*$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^ER[A-Z0-9/]*$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^4O[A-Z0-9/]*$</text:p>
          </table:table-cell>
          <table:table-cell office:value-type="string" calcext:value-type="string">
            <text:p>4O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^5R[A-Z0-9/]*$</text:p>
          </table:table-cell>
          <table:table-cell office:value-type="string" calcext:value-type="string">
            <text:p>5R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^V7[A-Z0-9/]*$</text:p>
          </table:table-cell>
          <table:table-cell office:value-type="string" calcext:value-type="string">
            <text:p>V7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^Z3[A-Z0-9/]*$</text:p>
          </table:table-cell>
          <table:table-cell office:value-type="string" calcext:value-type="string">
            <text:p>Z3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^TZ[A-Z0-9/]*$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^X[YZ][A-Z0-9/]*$</text:p>
          </table:table-cell>
          <table:table-cell office:value-type="string" calcext:value-type="string">
            <text:p>XY,XZ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^J[T-V][A-Z0-9/]*$</text:p>
          </table:table-cell>
          <table:table-cell office:value-type="string" calcext:value-type="string">
            <text:p>JT,JU,JV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^XX9[A-Z0-9/]*$</text:p>
          </table:table-cell>
          <table:table-cell office:value-type="string" calcext:value-type="string">
            <text:p>XX9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ariana Islands</text:p>
          </table:table-cell>
          <table:table-cell office:value-type="string" calcext:value-type="string">
            <text:p>^KH0[A-Z0-9/]*$</text:p>
          </table:table-cell>
          <table:table-cell office:value-type="string" calcext:value-type="string">
            <text:p>KH0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^(FM|TO)[A-Z0-9/]*$</text:p>
          </table:table-cell>
          <table:table-cell office:value-type="string" calcext:value-type="string">
            <text:p>FM,TO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^5T[A-Z0-9/]*$</text:p>
          </table:table-cell>
          <table:table-cell office:value-type="string" calcext:value-type="string">
            <text:p>5T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^VP2M[A-Z0-9/]*$</text:p>
          </table:table-cell>
          <table:table-cell office:value-type="string" calcext:value-type="string">
            <text:p>VP2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^9H[A-Z0-9/]*$</text:p>
          </table:table-cell>
          <table:table-cell office:value-type="string" calcext:value-type="string">
            <text:p>9H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galéga and Saint Brandon</text:p>
          </table:table-cell>
          <table:table-cell office:value-type="string" calcext:value-type="string">
            <text:p>^3B[67][A-Z0-9/]*$</text:p>
          </table:table-cell>
          <table:table-cell office:value-type="string" calcext:value-type="string">
            <text:p>3B6,3B7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^3B8[A-Z0-9/]*$</text:p>
          </table:table-cell>
          <table:table-cell office:value-type="string" calcext:value-type="string">
            <text:p>3B8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Rodrigues Island</text:p>
          </table:table-cell>
          <table:table-cell office:value-type="string" calcext:value-type="string">
            <text:p>^3B9[A-Z0-9/]*$</text:p>
          </table:table-cell>
          <table:table-cell office:value-type="string" calcext:value-type="string">
            <text:p>3B9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^8Q[A-Z0-9/]*$</text:p>
          </table:table-cell>
          <table:table-cell office:value-type="string" calcext:value-type="string">
            <text:p>8Q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^7Q[A-Z0-9/]*$</text:p>
          </table:table-cell>
          <table:table-cell office:value-type="string" calcext:value-type="string">
            <text:p>7Q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^X[A-I][A-Z0-9/]*$</text:p>
          </table:table-cell>
          <table:table-cell office:value-type="string" calcext:value-type="string">
            <text:p>XA,XB,XC,XD,XE,XF,XG,XH,XI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Revillagigedo Islands</text:p>
          </table:table-cell>
          <table:table-cell office:value-type="string" calcext:value-type="string">
            <text:p>^X[A-I]4[A-Z0-9/]*$</text:p>
          </table:table-cell>
          <table:table-cell office:value-type="string" calcext:value-type="string">
            <text:p>XA4,XB4,XC4,XD4,XE4,XF4,XG4,XH4,XI4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West Malaysia</text:p>
          </table:table-cell>
          <table:table-cell office:value-type="string" calcext:value-type="string">
            <text:p>^9M[24][A-Z0-9/]*$</text:p>
          </table:table-cell>
          <table:table-cell office:value-type="string" calcext:value-type="string">
            <text:p>9M2,9M4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East Malaysia</text:p>
          </table:table-cell>
          <table:table-cell office:value-type="string" calcext:value-type="string">
            <text:p>^9M[68][A-Z0-9/]*$</text:p>
          </table:table-cell>
          <table:table-cell office:value-type="string" calcext:value-type="string">
            <text:p>9M6,9M8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^C[89][A-Z0-9/]*$</text:p>
          </table:table-cell>
          <table:table-cell office:value-type="string" calcext:value-type="string">
            <text:p>C8,C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^V5[A-Z0-9/]*$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^(FK|TX)[A-Z0-9/]*$</text:p>
          </table:table-cell>
          <table:table-cell office:value-type="string" calcext:value-type="string">
            <text:p>FK,TX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hesterfield Islands</text:p>
          </table:table-cell>
          <table:table-cell office:value-type="string" calcext:value-type="string">
            <text:p>^(FK|TX)[A-Z0-9/]*$</text:p>
          </table:table-cell>
          <table:table-cell office:value-type="string" calcext:value-type="string">
            <text:p>FK,TX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^5U[A-Z0-9/]*$</text:p>
          </table:table-cell>
          <table:table-cell office:value-type="string" calcext:value-type="string">
            <text:p>5U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^5N[A-Z0-9/]*$</text:p>
          </table:table-cell>
          <table:table-cell office:value-type="string" calcext:value-type="string">
            <text:p>5N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^(YN|H[67T])[A-Z0-9/]*$</text:p>
          </table:table-cell>
          <table:table-cell office:value-type="string" calcext:value-type="string">
            <text:p>YN,H6,H7,HT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^P[A-I][A-Z0-9/]*$</text:p>
          </table:table-cell>
          <table:table-cell office:value-type="string" calcext:value-type="string">
            <text:p>PA,PB,PC,PD,PE,PF,PG,PH,PI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^L[A-N][A-Z0-9/]*$</text:p>
          </table:table-cell>
          <table:table-cell office:value-type="string" calcext:value-type="string">
            <text:p>LA,LB,LC,LD,LE,LF,LG,LH,LI,LJ,LK,LL,LM,LN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^9N[A-Z0-9/]*$</text:p>
          </table:table-cell>
          <table:table-cell office:value-type="string" calcext:value-type="string">
            <text:p>9N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^C2[A-Z0-9/]*$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^E6[A-Z0-9/]*$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^Z[L-M][A-Z0-9/]*$</text:p>
          </table:table-cell>
          <table:table-cell office:value-type="string" calcext:value-type="string">
            <text:p>ZL,ZM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Chatham Islands</text:p>
          </table:table-cell>
          <table:table-cell office:value-type="string" calcext:value-type="string">
            <text:p>^ZL7[A-Z0-9/]*$</text:p>
          </table:table-cell>
          <table:table-cell office:value-type="string" calcext:value-type="string">
            <text:p>ZL7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Kermadec Islands</text:p>
          </table:table-cell>
          <table:table-cell office:value-type="string" calcext:value-type="string">
            <text:p>^ZL8[A-Z0-9/]*$</text:p>
          </table:table-cell>
          <table:table-cell office:value-type="string" calcext:value-type="string">
            <text:p>ZL8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ew Zealand Subantarctic Islands</text:p>
          </table:table-cell>
          <table:table-cell office:value-type="string" calcext:value-type="string">
            <text:p>^ZL9[A-Z0-9/]*$</text:p>
          </table:table-cell>
          <table:table-cell office:value-type="string" calcext:value-type="string">
            <text:p>ZL9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^A4[A-Z0-9/]*$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^H[OP][A-Z0-9/]*$</text:p>
          </table:table-cell>
          <table:table-cell office:value-type="string" calcext:value-type="string">
            <text:p>HO,HP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^O[A-C][A-Z0-9/]*$</text:p>
          </table:table-cell>
          <table:table-cell office:value-type="string" calcext:value-type="string">
            <text:p>OA,OB,OC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Austral Islands</text:p>
          </table:table-cell>
          <table:table-cell office:value-type="string" calcext:value-type="string">
            <text:p>^(FO|TO)[A-Z0-9/]*$</text:p>
          </table:table-cell>
          <table:table-cell office:value-type="string" calcext:value-type="string">
            <text:p>FO,TO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Clipperton Island</text:p>
          </table:table-cell>
          <table:table-cell office:value-type="string" calcext:value-type="string">
            <text:p>^(FO|TX)[A-Z0-9/]*$</text:p>
          </table:table-cell>
          <table:table-cell office:value-type="string" calcext:value-type="string">
            <text:p>FO,TX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^(FO|TX)[A-Z0-9/]*$</text:p>
          </table:table-cell>
          <table:table-cell office:value-type="string" calcext:value-type="string">
            <text:p>FO,TX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Marquesas Islands</text:p>
          </table:table-cell>
          <table:table-cell office:value-type="string" calcext:value-type="string">
            <text:p>^(FO|TX)[A-Z0-9/]*$</text:p>
          </table:table-cell>
          <table:table-cell office:value-type="string" calcext:value-type="string">
            <text:p>FO,TX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^P2[A-Z0-9/]*$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^(D[U-Z]|4[D-I])[A-Z0-9/]*$</text:p>
          </table:table-cell>
          <table:table-cell office:value-type="string" calcext:value-type="string">
            <text:p>DU,DV,DW,DX,DY,DZ,4D,4E,4F,4G,4H,4I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^AP[A-Z0-9/]*$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^S[N-R][A-Z0-9/]*$</text:p>
          </table:table-cell>
          <table:table-cell office:value-type="string" calcext:value-type="string">
            <text:p>SN,SO,SP,SQ,SR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^FP[A-Z0-9/]*$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^VP6[A-Z0-9/]*$</text:p>
          </table:table-cell>
          <table:table-cell office:value-type="string" calcext:value-type="string">
            <text:p>VP6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ucie Island</text:p>
          </table:table-cell>
          <table:table-cell office:value-type="string" calcext:value-type="string">
            <text:p>^VP6[A-Z0-9/]*$</text:p>
          </table:table-cell>
          <table:table-cell office:value-type="string" calcext:value-type="string">
            <text:p>VP6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^KP[34][A-Z0-9/]*$</text:p>
          </table:table-cell>
          <table:table-cell office:value-type="string" calcext:value-type="string">
            <text:p>KP3,KP4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Desecheo Island</text:p>
          </table:table-cell>
          <table:table-cell office:value-type="string" calcext:value-type="string">
            <text:p>^KP5[A-Z0-9/]*$</text:p>
          </table:table-cell>
          <table:table-cell office:value-type="string" calcext:value-type="string">
            <text:p>KP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^E4[A-Z0-9/]*$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^CT[A-Z0-9/]*$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adeira</text:p>
          </table:table-cell>
          <table:table-cell office:value-type="string" calcext:value-type="string">
            <text:p>^CT3[A-Z0-9/]*$</text:p>
          </table:table-cell>
          <table:table-cell office:value-type="string" calcext:value-type="string">
            <text:p>CT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Azores</text:p>
          </table:table-cell>
          <table:table-cell office:value-type="string" calcext:value-type="string">
            <text:p>^CU[A-Z0-9/]*$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^T8[A-Z0-9/]*$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^ZP[A-Z0-9/]*$</text:p>
          </table:table-cell>
          <table:table-cell office:value-type="string" calcext:value-type="string">
            <text:p>ZP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^A7[A-Z0-9/]*$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^Y[O-R][A-Z0-9/]*$</text:p>
          </table:table-cell>
          <table:table-cell office:value-type="string" calcext:value-type="string">
            <text:p>YO,YP,YQ,YR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^Y[TU][A-Z0-9/]*$</text:p>
          </table:table-cell>
          <table:table-cell office:value-type="string" calcext:value-type="string">
            <text:p>YT,YU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Franz Josef Land</text:p>
          </table:table-cell>
          <table:table-cell office:value-type="string" calcext:value-type="string">
            <text:p>^R1/F[A-Z0-9/]*$</text:p>
          </table:table-cell>
          <table:table-cell office:value-type="string" calcext:value-type="string">
            <text:p>R1/F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uropean Russia</text:p>
          </table:table-cell>
          <table:table-cell office:value-type="string" calcext:value-type="string">
            <text:p>^(U[A-I][1-7]|R[A-Z])[A-Z0-9/]*$</text:p>
          </table:table-cell>
          <table:table-cell office:value-type="string" calcext:value-type="string">
            <text:p>UA1,UA2,UA3,UA4,UA5,UA6,UA7,UB1,UB2,UB3,UB4,UB5,UB6,UB7,UC1,UC2,UC3,UC4,UC5,UC6,UC7,UD1,UD2,UD3,UD4,UD5,UD6,UD7,UE1,UE2,UE3,UE4,UE5,UE6,UE7,UF1,UF2,UF3,UF4,UF5,UF6,UF7,UG1,UG2,UG3,UG4,UG5,UG6,UG7,UH1,UH2,UH3,UH4,UH5,UH6,UH7,UI1,UI2,UI3,UI4,UI5,UI6,UI7,RA,RB,RC,RD,RE,RF,RG,RH,RI,RJ,RK,RL,RM,RN,RO,RP,RQ,RR,RS,RT,RU,RV,RW,RX,RY,RZ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Asiatic Russia</text:p>
          </table:table-cell>
          <table:table-cell office:value-type="string" calcext:value-type="string">
            <text:p>^(U[A-I][089]|R[A-Z])[A-Z0-9/]*$</text:p>
          </table:table-cell>
          <table:table-cell office:value-type="string" calcext:value-type="string">
            <text:p>UA0,UA8,UA9,UB0,UB8,UB9,UC0,UC8,UC9,UD0,UD8,UD9,UE0,UE8,UE9,UF0,UF8,UF9,UG0,UG8,UG9,UH0,UH8,UH9,UI0,UI8,UI9,RA,RB,RC,RD,RE,RF,RG,RH,RI,RJ,RK,RL,RM,RN,RO,RP,RQ,RR,RS,RT,RU,RV,RW,RX,RY,RZ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^[UR]A2[A-Z0-9/]*$</text:p>
          </table:table-cell>
          <table:table-cell office:value-type="string" calcext:value-type="string">
            <text:p>UA2,RA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^9X[A-Z0-9/]*$</text:p>
          </table:table-cell>
          <table:table-cell office:value-type="string" calcext:value-type="string">
            <text:p>9X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^HZ[A-Z0-9/]*$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^H4[A-Z0-9/]*$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Temotu Province</text:p>
          </table:table-cell>
          <table:table-cell office:value-type="string" calcext:value-type="string">
            <text:p>^H40[A-Z0-9/]*$</text:p>
          </table:table-cell>
          <table:table-cell office:value-type="string" calcext:value-type="string">
            <text:p>H40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^S7[A-Z0-9/]*$</text:p>
          </table:table-cell>
          <table:table-cell office:value-type="string" calcext:value-type="string">
            <text:p>S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^ST[A-Z0-9/]*$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^(S[A-M]|[78]S)[A-Z0-9/]*$</text:p>
          </table:table-cell>
          <table:table-cell office:value-type="string" calcext:value-type="string">
            <text:p>SA,SB,SC,SD,SE,SF,SG,SH,SI,SJ,SK,SL,SM,7S,8S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^9V[A-Z0-9/]*$</text:p>
          </table:table-cell>
          <table:table-cell office:value-type="string" calcext:value-type="string">
            <text:p>9V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t. Helena</text:p>
          </table:table-cell>
          <table:table-cell office:value-type="string" calcext:value-type="string">
            <text:p>^ZD7[A-Z0-9/]*$</text:p>
          </table:table-cell>
          <table:table-cell office:value-type="string" calcext:value-type="string">
            <text:p>ZD7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Ascension Island</text:p>
          </table:table-cell>
          <table:table-cell office:value-type="string" calcext:value-type="string">
            <text:p>^ZD8[A-Z0-9/]*$</text:p>
          </table:table-cell>
          <table:table-cell office:value-type="string" calcext:value-type="string">
            <text:p>ZD8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Tristan da Cunha and Gough Islands</text:p>
          </table:table-cell>
          <table:table-cell office:value-type="string" calcext:value-type="string">
            <text:p>^ZD9[A-Z0-9/]*$</text:p>
          </table:table-cell>
          <table:table-cell office:value-type="string" calcext:value-type="string">
            <text:p>ZD9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^S5[A-Z0-9/]*$</text:p>
          </table:table-cell>
          <table:table-cell office:value-type="string" calcext:value-type="string">
            <text:p>S5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^JW[A-Z0-9/]*$</text:p>
          </table:table-cell>
          <table:table-cell office:value-type="string" calcext:value-type="string">
            <text:p>JW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Jan Mayen</text:p>
          </table:table-cell>
          <table:table-cell office:value-type="string" calcext:value-type="string">
            <text:p>^JX[A-Z0-9/]*$</text:p>
          </table:table-cell>
          <table:table-cell office:value-type="string" calcext:value-type="string">
            <text:p>JX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^OM[A-Z0-9/]*$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^9L[A-Z0-9/]*$</text:p>
          </table:table-cell>
          <table:table-cell office:value-type="string" calcext:value-type="string">
            <text:p>9L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^T7[A-Z0-9/]*$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^6[VW][A-Z0-9/]*$</text:p>
          </table:table-cell>
          <table:table-cell office:value-type="string" calcext:value-type="string">
            <text:p>6V,6W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^(T5|6O)[A-Z0-9/]*$</text:p>
          </table:table-cell>
          <table:table-cell office:value-type="string" calcext:value-type="string">
            <text:p>T5,6O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^PZ[A-Z0-9/]*$</text:p>
          </table:table-cell>
          <table:table-cell office:value-type="string" calcext:value-type="string">
            <text:p>PZ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^Z8[A-Z0-9/]*$</text:p>
          </table:table-cell>
          <table:table-cell office:value-type="string" calcext:value-type="string">
            <text:p>Z8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^S9[A-Z0-9/]*$</text:p>
          </table:table-cell>
          <table:table-cell office:value-type="string" calcext:value-type="string">
            <text:p>S9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^(YS|HU)[A-Z0-9/]*$</text:p>
          </table:table-cell>
          <table:table-cell office:value-type="string" calcext:value-type="string">
            <text:p>YS,HU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^PJ7[A-Z0-9/]*$</text:p>
          </table:table-cell>
          <table:table-cell office:value-type="string" calcext:value-type="string">
            <text:p>PJ7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^YK[A-Z0-9/]*$</text:p>
          </table:table-cell>
          <table:table-cell office:value-type="string" calcext:value-type="string">
            <text:p>YK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^3DA[A-Z0-9/]*$</text:p>
          </table:table-cell>
          <table:table-cell office:value-type="string" calcext:value-type="string">
            <text:p>3DA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^VP5[A-Z0-9/]*$</text:p>
          </table:table-cell>
          <table:table-cell office:value-type="string" calcext:value-type="string">
            <text:p>VP5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^TT[A-Z0-9/]*$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Glorioso Islands</text:p>
          </table:table-cell>
          <table:table-cell office:value-type="string" calcext:value-type="string">
            <text:p>^(FT\/G|TO)[A-Z0-9/]*$</text:p>
          </table:table-cell>
          <table:table-cell office:value-type="string" calcext:value-type="string">
            <text:p>FT/G,TO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Juan de Nova and Europa Islands</text:p>
          </table:table-cell>
          <table:table-cell office:value-type="string" calcext:value-type="string">
            <text:p>^(FT\/J|E|TO)[A-Z0-9/]*$</text:p>
          </table:table-cell>
          <table:table-cell office:value-type="string" calcext:value-type="string">
            <text:p>FT/J,E,TO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Tromelin Island</text:p>
          </table:table-cell>
          <table:table-cell office:value-type="string" calcext:value-type="string">
            <text:p>^(FT\/T|TO)[A-Z0-9/]*$</text:p>
          </table:table-cell>
          <table:table-cell office:value-type="string" calcext:value-type="string">
            <text:p>FT/T,TO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Crozet Islands</text:p>
          </table:table-cell>
          <table:table-cell office:value-type="string" calcext:value-type="string">
            <text:p>^FT\/W[A-Z0-9/]*$</text:p>
          </table:table-cell>
          <table:table-cell office:value-type="string" calcext:value-type="string">
            <text:p>FT/W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Kerguelen Islands</text:p>
          </table:table-cell>
          <table:table-cell office:value-type="string" calcext:value-type="string">
            <text:p>^FT\/X[A-Z0-9/]*$</text:p>
          </table:table-cell>
          <table:table-cell office:value-type="string" calcext:value-type="string">
            <text:p>FT/X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Amsterdam and Saint-Paul Islands</text:p>
          </table:table-cell>
          <table:table-cell office:value-type="string" calcext:value-type="string">
            <text:p>^FT\/Z[A-Z0-9/]*$</text:p>
          </table:table-cell>
          <table:table-cell office:value-type="string" calcext:value-type="string">
            <text:p>FT/Z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^5V[A-Z0-9/]*$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^(HS|E2)[A-Z0-9/]*$</text:p>
          </table:table-cell>
          <table:table-cell office:value-type="string" calcext:value-type="string">
            <text:p>HS,E2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^EY[A-Z0-9/]*$</text:p>
          </table:table-cell>
          <table:table-cell office:value-type="string" calcext:value-type="string">
            <text:p>EY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^ZK3[A-Z0-9/]*$</text:p>
          </table:table-cell>
          <table:table-cell office:value-type="string" calcext:value-type="string">
            <text:p>ZK3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^4W[A-Z0-9/]*$</text:p>
          </table:table-cell>
          <table:table-cell office:value-type="string" calcext:value-type="string">
            <text:p>4W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^EZ[A-Z0-9/]*$</text:p>
          </table:table-cell>
          <table:table-cell office:value-type="string" calcext:value-type="string">
            <text:p>EZ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^3V[A-Z0-9/]*$</text:p>
          </table:table-cell>
          <table:table-cell office:value-type="string" calcext:value-type="string">
            <text:p>3V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^A3[A-Z0-9/]*$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^T[A-C][A-Z0-9/]*$</text:p>
          </table:table-cell>
          <table:table-cell office:value-type="string" calcext:value-type="string">
            <text:p>TA,TB,TC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^9[YZ][A-Z0-9/]*$</text:p>
          </table:table-cell>
          <table:table-cell office:value-type="string" calcext:value-type="string">
            <text:p>9Y,9Z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^T2[A-Z0-9/]*$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^B[U-X][A-Z0-9/]*$</text:p>
          </table:table-cell>
          <table:table-cell office:value-type="string" calcext:value-type="string">
            <text:p>BU,BV,BW,BX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Pratas Island</text:p>
          </table:table-cell>
          <table:table-cell office:value-type="string" calcext:value-type="string">
            <text:p>^BV9P[A-Z0-9/]*$</text:p>
          </table:table-cell>
          <table:table-cell office:value-type="string" calcext:value-type="string">
            <text:p>BV9P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^5[HI][A-Z0-9/]*$</text:p>
          </table:table-cell>
          <table:table-cell office:value-type="string" calcext:value-type="string">
            <text:p>5H,5I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^(U[R-Z]|E[M-O])[A-Z0-9/]*$</text:p>
          </table:table-cell>
          <table:table-cell office:value-type="string" calcext:value-type="string">
            <text:p>UR,US,UT,UU,UV,UW,UX,UY,UZ,EM,EN,EO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^5X[A-Z0-9/]*$</text:p>
          </table:table-cell>
          <table:table-cell office:value-type="string" calcext:value-type="string">
            <text:p>5X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Howland and Baker Islands</text:p>
          </table:table-cell>
          <table:table-cell office:value-type="string" calcext:value-type="string">
            <text:p>^KH1[A-Z0-9/]*$</text:p>
          </table:table-cell>
          <table:table-cell office:value-type="string" calcext:value-type="string">
            <text:p>KH1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International Telecommunication Union Headquarters</text:p>
          </table:table-cell>
          <table:table-cell office:value-type="string" calcext:value-type="string">
            <text:p>^4U[A-Z0-9/]*$</text:p>
          </table:table-cell>
          <table:table-cell office:value-type="string" calcext:value-type="string">
            <text:p>4U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nited Nations Headquarters</text:p>
          </table:table-cell>
          <table:table-cell office:value-type="string" calcext:value-type="string">
            <text:p>^4U[A-Z0-9/]*$</text:p>
          </table:table-cell>
          <table:table-cell office:value-type="string" calcext:value-type="string">
            <text:p>4U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^(K|W|N|A[A-K])[A-Z0-9/]*$</text:p>
          </table:table-cell>
          <table:table-cell office:value-type="string" calcext:value-type="string">
            <text:p>K,W,N,AA,AB,AC,AD,AE,AF,AG,AH,AI,AJ,AK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Guantanamo Bay</text:p>
          </table:table-cell>
          <table:table-cell office:value-type="string" calcext:value-type="string">
            <text:p>^KG4[A-Z0-9/]*$</text:p>
          </table:table-cell>
          <table:table-cell office:value-type="string" calcext:value-type="string">
            <text:p>KG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Johnston Atoll</text:p>
          </table:table-cell>
          <table:table-cell office:value-type="string" calcext:value-type="string">
            <text:p>^KH3[A-Z0-9/]*$</text:p>
          </table:table-cell>
          <table:table-cell office:value-type="string" calcext:value-type="string">
            <text:p>KH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idway Atoll</text:p>
          </table:table-cell>
          <table:table-cell office:value-type="string" calcext:value-type="string">
            <text:p>^KH4[A-Z0-9/]*$</text:p>
          </table:table-cell>
          <table:table-cell office:value-type="string" calcext:value-type="string">
            <text:p>KH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Palmyra and Jarvis Islands</text:p>
          </table:table-cell>
          <table:table-cell office:value-type="string" calcext:value-type="string">
            <text:p>^KH5[A-Z0-9/]*$</text:p>
          </table:table-cell>
          <table:table-cell office:value-type="string" calcext:value-type="string">
            <text:p>KH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^KH[67][A-Z0-9/]*$</text:p>
          </table:table-cell>
          <table:table-cell office:value-type="string" calcext:value-type="string">
            <text:p>KH6,KH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Kure Atoll</text:p>
          </table:table-cell>
          <table:table-cell office:value-type="string" calcext:value-type="string">
            <text:p>^KH7K[A-Z0-9/]*$</text:p>
          </table:table-cell>
          <table:table-cell office:value-type="string" calcext:value-type="string">
            <text:p>KH7K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Wake Island</text:p>
          </table:table-cell>
          <table:table-cell office:value-type="string" calcext:value-type="string">
            <text:p>^KH9[A-Z0-9/]*$</text:p>
          </table:table-cell>
          <table:table-cell office:value-type="string" calcext:value-type="string">
            <text:p>KH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^[KANW]L[A-Z0-9/]*$</text:p>
          </table:table-cell>
          <table:table-cell office:value-type="string" calcext:value-type="string">
            <text:p>KL,AL,NL,WL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Navassa Island</text:p>
          </table:table-cell>
          <table:table-cell office:value-type="string" calcext:value-type="string">
            <text:p>^KP1[A-Z0-9/]*$</text:p>
          </table:table-cell>
          <table:table-cell office:value-type="string" calcext:value-type="string">
            <text:p>KP1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^C[V-X][A-Z0-9/]*$</text:p>
          </table:table-cell>
          <table:table-cell office:value-type="string" calcext:value-type="string">
            <text:p>CV,CW,CX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^U[J-M][A-Z0-9/]*$</text:p>
          </table:table-cell>
          <table:table-cell office:value-type="string" calcext:value-type="string">
            <text:p>UJ,UK,UL,UM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^HV[A-Z0-9/]*$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^J8[A-Z0-9/]*$</text:p>
          </table:table-cell>
          <table:table-cell office:value-type="string" calcext:value-type="string">
            <text:p>J8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^(Y[V-Y]|4M)[A-Z0-9/]*$</text:p>
          </table:table-cell>
          <table:table-cell office:value-type="string" calcext:value-type="string">
            <text:p>YV,YW,YX,YY,4M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Isla de Aves</text:p>
          </table:table-cell>
          <table:table-cell office:value-type="string" calcext:value-type="string">
            <text:p>^YV0[A-Z0-9/]*$</text:p>
          </table:table-cell>
          <table:table-cell office:value-type="string" calcext:value-type="string">
            <text:p>YV0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British Virgin Is.</text:p>
          </table:table-cell>
          <table:table-cell office:value-type="string" calcext:value-type="string">
            <text:p>^VP2V[A-Z0-9/]*$</text:p>
          </table:table-cell>
          <table:table-cell office:value-type="string" calcext:value-type="string">
            <text:p>VP2V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US Virgin Islands</text:p>
          </table:table-cell>
          <table:table-cell office:value-type="string" calcext:value-type="string">
            <text:p>^KP2[A-Z0-9/]*$</text:p>
          </table:table-cell>
          <table:table-cell office:value-type="string" calcext:value-type="string">
            <text:p>KP2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^(3W|XV)[A-Z0-9/]*$</text:p>
          </table:table-cell>
          <table:table-cell office:value-type="string" calcext:value-type="string">
            <text:p>3W,XV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^YJ[A-Z0-9/]*$</text:p>
          </table:table-cell>
          <table:table-cell office:value-type="string" calcext:value-type="string">
            <text:p>YJ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llis and Futuna Islands</text:p>
          </table:table-cell>
          <table:table-cell office:value-type="string" calcext:value-type="string">
            <text:p>^FW[A-Z0-9/]*$</text:p>
          </table:table-cell>
          <table:table-cell office:value-type="string" calcext:value-type="string">
            <text:p>FW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^5W[A-Z0-9/]*$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^G[IN][A-Z0-9/]*$</text:p>
          </table:table-cell>
          <table:table-cell office:value-type="string" calcext:value-type="string">
            <text:p>GI,GN</text:p>
          </table:table-cell>
        </table:table-row>
        <table:table-row table:style-name="ro1"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^Z6[A-Z0-9/]*$</text:p>
          </table:table-cell>
          <table:table-cell office:value-type="string" calcext:value-type="string">
            <text:p>Z6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^7O[A-Z0-9/]*$</text:p>
          </table:table-cell>
          <table:table-cell office:value-type="string" calcext:value-type="string">
            <text:p>7O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^(FH|TO)[A-Z0-9/]*$</text:p>
          </table:table-cell>
          <table:table-cell office:value-type="string" calcext:value-type="string">
            <text:p>FH,TO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^Z[R-U][A-Z0-9/]*$</text:p>
          </table:table-cell>
          <table:table-cell office:value-type="string" calcext:value-type="string">
            <text:p>ZR,ZS,ZT,ZU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rince Edward and Marion Islands</text:p>
          </table:table-cell>
          <table:table-cell office:value-type="string" calcext:value-type="string">
            <text:p>^ZS8[A-Z0-9/]*$</text:p>
          </table:table-cell>
          <table:table-cell office:value-type="string" calcext:value-type="string">
            <text:p>ZS8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^9[IJ][A-Z0-9/]*$</text:p>
          </table:table-cell>
          <table:table-cell office:value-type="string" calcext:value-type="string">
            <text:p>9I,9J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^Z2[A-Z0-9/]*$</text:p>
          </table:table-cell>
          <table:table-cell office:value-type="string" calcext:value-type="string">
            <text:p>Z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08:36:27.26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1-14T09:01:08.333000000</dc:date>
    <meta:editing-duration>PT39M36S</meta:editing-duration>
    <meta:editing-cycles>3</meta:editing-cycles>
    <meta:document-statistic meta:table-count="1" meta:cell-count="1352" meta:object-count="0"/>
  </office:meta>
</office:document-meta>
</file>